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Benennung</text:p>
          </table:table-cell>
          <table:table-cell office:value-type="string" calcext:value-type="string">
            <text:p>Bezeichnung</text:p>
          </table:table-cell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Schalt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Schalter_zum_lochen</text:p>
          </table:table-cell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Stanzblech_link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Getriebekasten_link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Kraftgeber</text:p>
          </table:table-cell>
        </table:table-row>
        <table:table-row table:style-name="ro1"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Anschlag</text:p>
          </table:table-cell>
        </table:table-row>
        <table:table-row table:style-name="ro1"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Stanzfuerung_rechts</text:p>
          </table:table-cell>
        </table:table-row>
        <table:table-row table:style-name="ro1"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Stanzfuerung_links</text:p>
          </table:table-cell>
        </table:table-row>
        <table:table-row table:style-name="ro1"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Stanzblech_rechts</text:p>
          </table:table-cell>
        </table:table-row>
        <table:table-row table:style-name="ro1"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Zahnrand_mit_Nab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.00.0000</text:date>, <text:time style:data-style-name="N2" text:time-value="13:25:06.52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3:25:09.068000000</meta:creation-date>
    <meta:editing-duration>PT4M40S</meta:editing-duration>
    <meta:editing-cycles>2</meta:editing-cycles>
    <meta:generator>LibreOffice/4.4.5.2$Windows_x86 LibreOffice_project/a22f674fd25a3b6f45bdebf25400ed2adff0ff99</meta:generator>
    <dc:date>2015-11-18T13:29:46.279000000</dc:date>
    <meta:document-statistic meta:table-count="1" meta:cell-count="24" meta:object-count="0"/>
  </office:meta>
</office:document-meta>
</file>